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20f07d" officeooo:paragraph-rsid="0020f07d" style:font-size-asian="14pt" style:font-size-complex="14pt"/>
    </style:style>
    <style:style style:name="P2" style:family="paragraph" style:parent-style-name="Standard">
      <style:text-properties style:font-name="Liberation Mono" fo:font-size="14pt" officeooo:rsid="0020f07d" officeooo:paragraph-rsid="00235b83" style:font-size-asian="14pt" style:font-size-complex="14pt"/>
    </style:style>
    <style:style style:name="P3" style:family="paragraph" style:parent-style-name="Standard">
      <style:text-properties style:font-name="Liberation Mono" fo:font-size="18pt" officeooo:rsid="00244390" officeooo:paragraph-rsid="00244390" style:font-size-asian="18pt" style:font-size-complex="18pt"/>
    </style:style>
    <style:style style:name="P4" style:family="paragraph" style:parent-style-name="Standard">
      <style:text-properties style:font-name="Liberation Mono" fo:font-size="20pt" fo:font-weight="bold" officeooo:rsid="00244390" officeooo:paragraph-rsid="00244390" style:font-size-asian="20pt" style:font-weight-asian="bold" style:font-size-complex="20pt" style:font-weight-complex="bold"/>
    </style:style>
    <style:style style:name="T1" style:family="text">
      <style:text-properties officeooo:rsid="00216344"/>
    </style:style>
    <style:style style:name="T2" style:family="text">
      <style:text-properties officeooo:rsid="00235b83"/>
    </style:style>
    <style:style style:name="T3" style:family="text">
      <style:text-properties officeooo:rsid="002479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ant's Corner</text:p>
      <text:p text:style-name="P4">Jerry Douglas</text:p>
      <text:p text:style-name="P3"/>
      <text:p text:style-name="P1">Intro</text:p>
      <text:p text:style-name="P1">|G<text:span text:style-name="T1">add9</text:span> <text:s text:c="3"/>| 4x</text:p>
      <text:p text:style-name="P1"/>
      <text:p text:style-name="P1">Verse 1</text:p>
      <text:p text:style-name="P1">|G <text:s text:c="4"/>| <text:s text:c="5"/>|<text:span text:style-name="T3">D </text:span>2/4 | <text:s text:c="5"/>| <text:s text:c="5"/>|</text:p>
      <text:p text:style-name="P1">|G <text:s text:c="4"/>| <text:s text:c="5"/>|<text:span text:style-name="T3">D </text:span>2/4 |C <text:s text:c="4"/>| <text:s text:c="5"/>|</text:p>
      <text:p text:style-name="P1">|G <text:s text:c="4"/>| <text:s text:c="5"/>|<text:span text:style-name="T3">D </text:span>2/4 |Am <text:s text:c="3"/>| <text:s text:c="5"/>|</text:p>
      <text:p text:style-name="P1">|C <text:s text:c="4"/>| <text:s text:c="5"/>|<text:span text:style-name="T3">D 2</text:span>/4 |G <text:s text:c="4"/>| <text:s text:c="5"/>|</text:p>
      <text:p text:style-name="P1"/>
      <text:p text:style-name="P1">Verse 2</text:p>
      <text:p text:style-name="P2">|Bb <text:s text:c="3"/>| <text:s text:c="5"/>|F <text:s text:c="4"/>| <text:s text:c="5"/>|</text:p>
      <text:p text:style-name="P2"><text:span text:style-name="T2">|Ab</text:span> <text:s text:c="3"/>| <text:s text:c="5"/><text:span text:style-name="T2">|Eb</text:span> <text:s text:c="3"/>| <text:s text:c="5"/>|</text:p>
      <text:p text:style-name="P2"><text:span text:style-name="T2">|</text:span>Bb <text:s text:c="3"/>| <text:s text:c="5"/>|Db <text:s text:c="3"/>| <text:s text:c="5"/><text:span text:style-name="T2">|</text:span></text:p>
      <text:p text:style-name="P1">|Ab <text:s text:c="3"/>| <text:s text:c="5"/>|Bb <text:s text:c="3"/>|C <text:s text:c="4"/>|</text:p>
      <text:p text:style-name="P1">|D <text:s text:c="4"/>| <text:s text:c="5"/>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0:37:14.927059426</meta:creation-date>
    <meta:generator>LibreOffice/4.3.6.2$Linux_X86_64 LibreOffice_project/430$Build-2</meta:generator>
    <dc:date>2015-04-27T12:30:50.462050201</dc:date>
    <meta:editing-duration>PT11H27M34S</meta:editing-duration>
    <meta:editing-cycles>5</meta:editing-cycles>
    <meta:document-statistic meta:table-count="0" meta:image-count="0" meta:object-count="0" meta:page-count="1" meta:paragraph-count="15" meta:word-count="63" meta:character-count="335" meta:non-whitespace-character-count="139"/>
  </office:meta>
</office:document-meta>
</file>